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officeooo:rsid="000e4371"/>
    </style:style>
    <style:style style:name="T2" style:family="text">
      <style:text-properties officeooo:rsid="000ee9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yilatkozat <text:span text:style-name="T1">a projekt munka</text:span> <text:s/>eredetiségéről</text:p>
      <text:p text:style-name="Standard"/>
      <text:p text:style-name="Standard">Alulírott <text:span text:style-name="T1">Böröczky Csaba </text:span>(név)</text:p>
      <text:p text:style-name="Standard">büntetőjogi és fegyelmi felelősségem tudatában kijelentem és aláírásommal igazolom, hogy a</text:p>
      <text:p text:style-name="Standard"><text:span text:style-name="T1">projekt feladat a</text:span> saját munkám eredménye. A felhasznált irodalmi és egyéb információs forrásokat</text:p>
      <text:p text:style-name="Standard">az előírásoknak megfelelően kezeltem, a <text:span text:style-name="T1">projekt feladat</text:span> vonatkozó szabályokat</text:p>
      <text:p text:style-name="Standard">betartottam.</text:p>
      <text:p text:style-name="Standard">Kijelentem, hogy ahol mások eredményeit, szavait vagy gondolatait idéztem, azt a</text:p>
      <text:p text:style-name="Standard">dolgozatban minden esetben, beazonosítható módon feltüntettem, a dolgozatban található fotók</text:p>
      <text:p text:style-name="Standard">és ábrák közlésével pedig mások szerzői jogait nem sértem.</text:p>
      <text:p text:style-name="Standard">Kijelentem, hogy dolgozatom elektronikus változata <text:span text:style-name="T1">a GITHUB kódtárba</text:span> feltöltöttem.</text:p>
      <text:p text:style-name="Standard">Hozzájárulok, hogy a későbbiekben az érvényben lévő jogszabályok és a <text:span text:style-name="T2">GITHUB</text:span> </text:p>
      <text:p text:style-name="Standard">szabályzatai alapján más személy is hozzáférhessen a dolgozatomhoz.</text:p>
      <text:p text:style-name="Standard"><text:span text:style-name="T2">Budapest</text:span>, <text:span text:style-name="T2">2024 </text:span>év <text:span text:style-name="T2">január</text:span> hó <text:s/><text:span text:style-name="T2">8 </text:span>nap</text:p>
      <text:p text:style-name="Standard"/>
      <text:p text:style-name="Standard"/>
      <text:p text:style-name="Standard"><text:s/>__________________________</text:p>
      <text:p text:style-name="Standard"><text:s/>aláírá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22:12:33.019898526</meta:creation-date>
    <dc:date>2024-01-07T22:17:14.611974582</dc:date>
    <meta:editing-duration>PT4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0" meta:character-count="873" meta:non-whitespace-character-count="773"/>
  </office:meta>
</office:document-meta>
</file>